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Sampler.sample( Entry 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BeanShellSampler.getInitFi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ample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ampler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ampler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ampler.isReset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ampl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